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c4fc9" officeooo:paragraph-rsid="000c4fc9"/>
    </style:style>
    <style:style style:name="P2" style:family="paragraph" style:parent-style-name="Standard">
      <style:text-properties style:font-name="DejaVu Sans" officeooo:rsid="000d0c5d" officeooo:paragraph-rsid="000d0c5d"/>
    </style:style>
    <style:style style:name="P3" style:family="paragraph" style:parent-style-name="Standard">
      <style:text-properties style:font-name="DejaVu Sans" officeooo:rsid="000d0c5d" officeooo:paragraph-rsid="00159fdc"/>
    </style:style>
    <style:style style:name="P4" style:family="paragraph" style:parent-style-name="Standard">
      <style:text-properties style:font-name="DejaVu Sans" officeooo:rsid="0010c788" officeooo:paragraph-rsid="0010c788"/>
    </style:style>
    <style:style style:name="P5" style:family="paragraph" style:parent-style-name="Standard">
      <style:text-properties style:font-name="DejaVu Sans" officeooo:rsid="0010c788" officeooo:paragraph-rsid="00159fdc"/>
    </style:style>
    <style:style style:name="P6" style:family="paragraph" style:parent-style-name="Standard">
      <style:text-properties style:font-name="DejaVu Sans" officeooo:rsid="0012ff09" officeooo:paragraph-rsid="0012ff09"/>
    </style:style>
    <style:style style:name="P7" style:family="paragraph" style:parent-style-name="Standard">
      <style:text-properties style:font-name="DejaVu Sans" officeooo:rsid="00144892" officeooo:paragraph-rsid="00166087"/>
    </style:style>
    <style:style style:name="P8" style:family="paragraph" style:parent-style-name="Standard">
      <style:text-properties style:font-name="DejaVu Sans" officeooo:rsid="000feaf5" officeooo:paragraph-rsid="00159fdc"/>
    </style:style>
    <style:style style:name="P9" style:family="paragraph" style:parent-style-name="Standard">
      <style:text-properties style:font-name="DejaVu Sans" fo:font-size="12pt" officeooo:rsid="001162eb" officeooo:paragraph-rsid="00181748" style:font-size-asian="12pt" style:font-size-complex="12pt"/>
    </style:style>
    <style:style style:name="P10" style:family="paragraph" style:parent-style-name="Standard">
      <style:text-properties style:font-name="DejaVu Sans" fo:font-size="12pt" officeooo:rsid="001162eb" officeooo:paragraph-rsid="003076d9" style:font-size-asian="12pt" style:font-size-complex="12pt"/>
    </style:style>
    <style:style style:name="P11" style:family="paragraph" style:parent-style-name="Standard">
      <style:text-properties style:font-name="DejaVu Sans" fo:font-size="12pt" officeooo:rsid="00181748" officeooo:paragraph-rsid="00181748" style:font-size-asian="12pt" style:font-size-complex="12pt"/>
    </style:style>
    <style:style style:name="P12" style:family="paragraph" style:parent-style-name="Standard">
      <style:text-properties style:font-name="DejaVu Sans" fo:font-size="12pt" officeooo:rsid="001ed36a" officeooo:paragraph-rsid="002272a7" style:font-size-asian="12pt" style:font-size-complex="12pt"/>
    </style:style>
    <style:style style:name="P13" style:family="paragraph" style:parent-style-name="Standard">
      <style:text-properties style:font-name="DejaVu Sans" fo:font-size="12pt" officeooo:rsid="0024e608" officeooo:paragraph-rsid="002f8969" style:font-size-asian="12pt" style:font-size-complex="12pt"/>
    </style:style>
    <style:style style:name="P14" style:family="paragraph" style:parent-style-name="Standard">
      <style:text-properties style:font-name="DejaVu Sans" fo:font-size="12pt" officeooo:rsid="0024e608" officeooo:paragraph-rsid="003076d9" style:font-size-asian="12pt" style:font-size-complex="12pt"/>
    </style:style>
    <style:style style:name="P15" style:family="paragraph" style:parent-style-name="Standard">
      <style:text-properties style:font-name="DejaVu Sans" fo:font-size="12pt" officeooo:rsid="0024e608" officeooo:paragraph-rsid="003c4139" style:font-size-asian="12pt" style:font-size-complex="12pt"/>
    </style:style>
    <style:style style:name="P16" style:family="paragraph" style:parent-style-name="Standard">
      <style:text-properties style:font-name="DejaVu Sans" fo:font-size="12pt" officeooo:rsid="002a1178" officeooo:paragraph-rsid="002a1178" style:font-size-asian="12pt" style:font-size-complex="12pt"/>
    </style:style>
    <style:style style:name="P17" style:family="paragraph" style:parent-style-name="Standard">
      <style:text-properties style:font-name="DejaVu Sans" fo:font-size="12pt" officeooo:rsid="002a29ba" officeooo:paragraph-rsid="002a29ba" style:font-size-asian="12pt" style:font-size-complex="12pt"/>
    </style:style>
    <style:style style:name="P18" style:family="paragraph" style:parent-style-name="Standard">
      <style:text-properties style:font-name="DejaVu Sans" fo:font-size="12pt" officeooo:rsid="002aa98c" officeooo:paragraph-rsid="002aa98c" style:font-size-asian="12pt" style:font-size-complex="12pt"/>
    </style:style>
    <style:style style:name="P19" style:family="paragraph" style:parent-style-name="Standard">
      <style:text-properties style:font-name="DejaVu Sans" fo:font-size="12pt" officeooo:rsid="002f8969" officeooo:paragraph-rsid="002f8969" style:font-size-asian="12pt" style:font-size-complex="12pt"/>
    </style:style>
    <style:style style:name="P20" style:family="paragraph" style:parent-style-name="Standard">
      <style:text-properties style:font-name="DejaVu Sans" fo:font-size="12pt" officeooo:rsid="0030a656" officeooo:paragraph-rsid="0030a656" style:font-size-asian="12pt" style:font-size-complex="12pt"/>
    </style:style>
    <style:style style:name="P21" style:family="paragraph" style:parent-style-name="Standard">
      <style:text-properties style:font-name="DejaVu Sans" fo:font-size="12pt" officeooo:rsid="0031f365" officeooo:paragraph-rsid="0031f365" style:font-size-asian="12pt" style:font-size-complex="12pt"/>
    </style:style>
    <style:style style:name="P22" style:family="paragraph" style:parent-style-name="Standard">
      <style:text-properties style:font-name="DejaVu Sans" fo:font-size="12pt" officeooo:rsid="00324676" officeooo:paragraph-rsid="00324676" style:font-size-asian="12pt" style:font-size-complex="12pt"/>
    </style:style>
    <style:style style:name="P23" style:family="paragraph" style:parent-style-name="Standard">
      <style:text-properties style:font-name="DejaVu Sans" fo:font-size="12pt" officeooo:rsid="00342719" officeooo:paragraph-rsid="00342719" style:font-size-asian="12pt" style:font-size-complex="12pt"/>
    </style:style>
    <style:style style:name="P24" style:family="paragraph" style:parent-style-name="Standard">
      <style:text-properties style:font-name="DejaVu Sans" fo:font-size="12pt" officeooo:rsid="0036f443" officeooo:paragraph-rsid="0036f443" style:font-size-asian="12pt" style:font-size-complex="12pt"/>
    </style:style>
    <style:style style:name="P25" style:family="paragraph" style:parent-style-name="Standard">
      <style:text-properties style:font-name="DejaVu Sans" officeooo:paragraph-rsid="003c4139"/>
    </style:style>
    <style:style style:name="P26" style:family="paragraph" style:parent-style-name="Standard">
      <style:text-properties officeooo:rsid="00159fdc" officeooo:paragraph-rsid="00159fdc"/>
    </style:style>
    <style:style style:name="P27" style:family="paragraph" style:parent-style-name="Standard">
      <style:text-properties officeooo:rsid="001dd574" officeooo:paragraph-rsid="001dd574"/>
    </style:style>
    <style:style style:name="P28" style:family="paragraph" style:parent-style-name="Standard">
      <style:text-properties style:font-name="DejaVu Sans" fo:font-size="12pt" officeooo:rsid="00159fdc" officeooo:paragraph-rsid="00159fdc" style:font-size-asian="12pt" style:font-size-complex="12pt"/>
    </style:style>
    <style:style style:name="P29" style:family="paragraph" style:parent-style-name="Standard">
      <style:text-properties style:font-name="DejaVu Sans" fo:font-size="12pt" officeooo:rsid="001632b3" officeooo:paragraph-rsid="001632b3" style:font-size-asian="12pt" style:font-size-complex="12pt"/>
    </style:style>
    <style:style style:name="P30" style:family="paragraph" style:parent-style-name="Standard">
      <style:text-properties style:font-name="DejaVu Sans" fo:font-size="12pt" officeooo:rsid="00324676" officeooo:paragraph-rsid="00324676" style:font-size-asian="12pt" style:font-size-complex="12pt"/>
    </style:style>
    <style:style style:name="P31" style:family="paragraph" style:parent-style-name="Standard">
      <style:text-properties style:font-name="DejaVu Sans" fo:font-size="12pt" officeooo:rsid="00455ca7" officeooo:paragraph-rsid="00455ca7" style:font-size-asian="12pt" style:font-size-complex="12pt"/>
    </style:style>
    <style:style style:name="P32" style:family="paragraph" style:parent-style-name="Standard">
      <style:text-properties style:font-name="DejaVu Sans" fo:font-size="12pt" officeooo:rsid="002a1178" officeooo:paragraph-rsid="00455ca7" style:font-size-asian="12pt" style:font-size-complex="12pt"/>
    </style:style>
    <style:style style:name="P33" style:family="paragraph" style:parent-style-name="Heading_20_1">
      <style:text-properties officeooo:paragraph-rsid="002f8969"/>
    </style:style>
    <style:style style:name="P34" style:family="paragraph" style:parent-style-name="Heading_20_3">
      <style:text-properties officeooo:paragraph-rsid="003c4139"/>
    </style:style>
    <style:style style:name="T1" style:family="text">
      <style:text-properties officeooo:rsid="000c4fc9"/>
    </style:style>
    <style:style style:name="T2" style:family="text">
      <style:text-properties officeooo:rsid="000edd2a"/>
    </style:style>
    <style:style style:name="T3" style:family="text">
      <style:text-properties officeooo:rsid="00159fd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448f17" style:font-size-asian="14pt" style:font-size-complex="14pt"/>
    </style:style>
    <style:style style:name="T6" style:family="text">
      <style:text-properties fo:font-size="14pt" fo:font-weight="normal" officeooo:rsid="002f2157" style:font-size-asian="14pt" style:font-weight-asian="normal" style:font-size-complex="14pt" style:font-weight-complex="normal"/>
    </style:style>
    <style:style style:name="T7" style:family="text">
      <style:text-properties style:font-name="DejaVu Sans" fo:font-size="12pt" style:font-size-asian="12pt" style:font-size-complex="12pt"/>
    </style:style>
    <style:style style:name="T8" style:family="text">
      <style:text-properties style:font-name="DejaVu Sans" fo:font-size="12pt" officeooo:rsid="001f5ef9" style:font-size-asian="12pt" style:font-size-complex="12pt"/>
    </style:style>
    <style:style style:name="T9" style:family="text">
      <style:text-properties style:font-name="DejaVu Sans" fo:font-size="12pt" officeooo:rsid="002f2157" style:font-size-asian="12pt" style:font-size-complex="12pt"/>
    </style:style>
    <style:style style:name="T10" style:family="text">
      <style:text-properties style:font-name="DejaVu Sans" fo:font-size="12pt" officeooo:rsid="003bf49f" style:font-size-asian="12pt" style:font-size-complex="12pt"/>
    </style:style>
    <style:style style:name="T11" style:family="text">
      <style:text-properties style:font-name="DejaVu Sans" fo:font-size="12pt" officeooo:rsid="0024e608" style:font-size-asian="12pt" style:font-size-complex="12pt"/>
    </style:style>
    <style:style style:name="T12" style:family="text">
      <style:text-properties style:font-name="DejaVu Sans" fo:font-size="12pt" officeooo:rsid="003c4139" style:font-size-asian="12pt" style:font-size-complex="12pt"/>
    </style:style>
    <style:style style:name="T13" style:family="text">
      <style:text-properties style:font-name="DejaVu Sans" officeooo:rsid="000feaf5"/>
    </style:style>
    <style:style style:name="T14" style:family="text">
      <style:text-properties style:font-name="DejaVu Sans" officeooo:rsid="000d0c5d"/>
    </style:style>
    <style:style style:name="T15" style:family="text">
      <style:text-properties officeooo:rsid="00166087"/>
    </style:style>
    <style:style style:name="T16" style:family="text">
      <style:text-properties officeooo:rsid="0018ad76"/>
    </style:style>
    <style:style style:name="T17" style:family="text">
      <style:text-properties officeooo:rsid="001c0e1f"/>
    </style:style>
    <style:style style:name="T18" style:family="text">
      <style:text-properties officeooo:rsid="001dd574"/>
    </style:style>
    <style:style style:name="T19" style:family="text">
      <style:text-properties officeooo:rsid="00211e28"/>
    </style:style>
    <style:style style:name="T20" style:family="text">
      <style:text-properties officeooo:rsid="002272a7"/>
    </style:style>
    <style:style style:name="T21" style:family="text">
      <style:text-properties officeooo:rsid="00260bc2"/>
    </style:style>
    <style:style style:name="T22" style:family="text">
      <style:text-properties officeooo:rsid="00289db6"/>
    </style:style>
    <style:style style:name="T23" style:family="text">
      <style:text-properties officeooo:rsid="002aa98c"/>
    </style:style>
    <style:style style:name="T24" style:family="text">
      <style:text-properties officeooo:rsid="002c22f2"/>
    </style:style>
    <style:style style:name="T25" style:family="text">
      <style:text-properties officeooo:rsid="002c6d30"/>
    </style:style>
    <style:style style:name="T26" style:family="text">
      <style:text-properties officeooo:rsid="002e3f7f"/>
    </style:style>
    <style:style style:name="T27" style:family="text">
      <style:text-properties officeooo:rsid="002f8969"/>
    </style:style>
    <style:style style:name="T28" style:family="text">
      <style:text-properties officeooo:rsid="0033cdd7"/>
    </style:style>
    <style:style style:name="T29" style:family="text">
      <style:text-properties officeooo:rsid="0035fac8"/>
    </style:style>
    <style:style style:name="T30" style:family="text">
      <style:text-properties officeooo:rsid="00397b35"/>
    </style:style>
    <style:style style:name="T31" style:family="text">
      <style:text-properties officeooo:rsid="003b17d2"/>
    </style:style>
    <style:style style:name="T32" style:family="text">
      <style:text-properties officeooo:rsid="003c4139"/>
    </style:style>
    <style:style style:name="T33" style:family="text">
      <style:text-properties officeooo:rsid="003e863f"/>
    </style:style>
    <style:style style:name="T34" style:family="text">
      <style:text-properties officeooo:rsid="003fe9ef"/>
    </style:style>
    <style:style style:name="T35" style:family="text">
      <style:text-properties officeooo:rsid="00437cff"/>
    </style:style>
    <style:style style:name="T36" style:family="text">
      <style:text-properties officeooo:rsid="00449585"/>
    </style:style>
    <style:style style:name="T37" style:family="text">
      <style:text-properties officeooo:rsid="00455ca7"/>
    </style:style>
    <style:style style:name="T38" style:family="text">
      <style:text-properties officeooo:rsid="00462c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nu</text:p>
      <text:p text:style-name="Standard"><text:span text:style-name="T26">Topics</text:span> <text:span text:style-name="T26">may target</text:span> user<text:span text:style-name="T31">s</text:span>, develop<text:span text:style-name="T26">ers, or both</text:span>.</text:p>
      <text:h text:style-name="Heading_20_1" text:outline-level="1">Introduction to Eclipse.</text:h>
      <text:p text:style-name="P1">Eclipse plug-in architecture.</text:p>
      <text:p text:style-name="P1">Extensions and extension points.</text:p>
      <text:p text:style-name="P2">Project Natures and Builders.</text:p>
      <text:p text:style-name="P6">Eclipse Resources, manipulating Projects, Folders and files.</text:p>
      <text:h text:style-name="Heading_20_3" text:outline-level="3">What's in a plug-in?</text:h>
      <text:p text:style-name="P2"><text:span text:style-name="T34">A p</text:span>roject<text:span text:style-name="T3">s, </text:span>manifest<text:span text:style-name="T3">, s</text:span>ource<text:span text:style-name="T34">s</text:span> <text:span text:style-name="T3">and </text:span>libraries.</text:p>
      <text:h text:style-name="Heading_20_3" text:outline-level="3"><text:span text:style-name="T3">The p</text:span>lug-in manifest: </text:h>
      <text:p text:style-name="P3">Descri<text:span text:style-name="T3">ptions,</text:span> <text:span text:style-name="T2">versioning, dependencies, runtime (downstream package visibility), (using existing) extensions, (creating new) extension points, builds and libraries.</text:span></text:p>
      <text:h text:style-name="Heading_20_3" text:outline-level="3">Writing <text:s/>Eclipse plug-ins <text:span text:style-name="T6">(Developer)</text:span>.</text:h>
      <text:p text:style-name="P28">Using the <text:span text:style-name="T35">new plug-in </text:span>wizard (Practical?).</text:p>
      <text:p text:style-name="P26"><text:span text:style-name="T7">Using Extension Points </text:span><text:span text:style-name="T10">to make extensions</text:span><text:span text:style-name="T7">.</text:span></text:p>
      <text:p text:style-name="P29">Workspaces.</text:p>
      <text:p text:style-name="P27"><text:span text:style-name="T7">Creating projects, folders and files programmatic</text:span><text:span text:style-name="T9">al</text:span><text:span text:style-name="T7">ly </text:span><text:span text:style-name="T8">(Practical)</text:span><text:span text:style-name="T7">.</text:span></text:p>
      <text:h text:style-name="Heading_20_3" text:outline-level="3"><text:span text:style-name="T4">Setting up for development </text:span><text:span text:style-name="T5">with Rodin</text:span><text:span text:style-name="T4">.</text:span> </text:h>
      <text:p text:style-name="P8">Preferences: p<text:span text:style-name="T1">latform target, </text:span>install sites.</text:p>
      <text:p text:style-name="P7"><text:span text:style-name="T3">B</text:span>uild targets.</text:p>
      <text:p text:style-name="P7"><text:span text:style-name="T15">I</text:span>mporting/<text:span text:style-name="T15">Exporting to/from</text:span> the workspace.</text:p>
      <text:p text:style-name="P7"><text:span text:style-name="T15">T</text:span>he workspace: git vs svn.</text:p>
      <text:h text:style-name="Heading_20_3" text:outline-level="3"><text:span text:style-name="T3">The </text:span>Eclipse <text:span text:style-name="T33">M</text:span>odelling <text:span text:style-name="T33">F</text:span>ramework:</text:h>
      <text:p text:style-name="P5"><text:span text:style-name="T3">E</text:span>core, genmodels, sample editors. <text:span text:style-name="T33">(Could create a small model?)</text:span></text:p>
      <text:p text:style-name="P4">GMF <text:span text:style-name="T19">and Diagrams. </text:span></text:p>
      <text:h text:style-name="Heading_20_3" text:outline-level="3">Releas<text:span text:style-name="T21">ing Plug-ins</text:span>.</text:h>
      <text:p text:style-name="P26"><text:span text:style-name="T13">F</text:span><text:span text:style-name="T14">eatures and update sites. </text:span></text:p>
      <text:h text:style-name="Heading_20_1" text:outline-level="1">Introduction to Rodin</text:h>
      <text:h text:style-name="Heading_20_3" text:outline-level="3"><text:span text:style-name="T18">The </text:span>Rodin database:</text:h>
      <text:p text:style-name="P11">bum, bcm, bpo, bpr and b<text:span text:style-name="T17">ps</text:span>.</text:p>
      <text:p text:style-name="P11">buc, bcc, bpo, bpr, <text:span text:style-name="T16">and bps</text:span></text:p>
      <text:p text:style-name="P9"><text:s/></text:p>
      <text:p text:style-name="P12">The API: <text:s/><text:span text:style-name="T20">IInternalElement, IRodinDB, </text:span>IRodinProject, <text:span text:style-name="T20">IRodinFile, </text:span></text:p>
      <text:p text:style-name="P12">I<text:span text:style-name="T20">E</text:span>ventBProject, I<text:span text:style-name="T20">M</text:span>achineRoot, I<text:span text:style-name="T30">c</text:span>ontextRoot .... <text:span text:style-name="T26">(Developer)</text:span></text:p>
      <text:p text:style-name="P12"/>
      <text:p text:style-name="P24">EventB Formulas, Predicate and Expressions (Developer)</text:p>
      <text:h text:style-name="Heading_20_1" text:outline-level="1"><text:soft-page-break/>Plug-in Use.</text:h>
      <text:p text:style-name="P10"><text:span text:style-name="T20">The </text:span>Rodin UI: <text:span text:style-name="T25">Modelling and Proof.</text:span></text:p>
      <text:p text:style-name="P14">Proof <text:span text:style-name="T24">Tactics.</text:span></text:p>
      <text:p text:style-name="P18">Theor<text:span text:style-name="T27">ies.</text:span></text:p>
      <text:p text:style-name="P18"><text:span text:style-name="T28">IUML-B/</text:span>State-machines.</text:p>
      <text:p text:style-name="P19">Decomposition.</text:p>
      <text:h text:style-name="P33" text:outline-level="1">Plug-in <text:span text:style-name="T27">Development.</text:span> </text:h>
      <text:h text:style-name="P34" text:outline-level="3">Extending the <text:span text:style-name="T27">Rodin </text:span>UI: <text:s/></text:h>
      <text:p text:style-name="P25"><text:span text:style-name="T32">org.rodinp.core.attributeTypes, org.eventb.ui.editorItems, </text:span><text:span text:style-name="T12">IAttributeManipilation</text:span><text:span text:style-name="T11">.</text:span></text:p>
      <text:h text:style-name="Heading_20_1" text:outline-level="1">EMF:</text:h>
      <text:p text:style-name="P13">Event-B EMF <text:span text:style-name="T22">core.</text:span></text:p>
      <text:p text:style-name="P15">Event-B EMF Extensions</text:p>
      <text:p text:style-name="P21">Rose Editor.</text:p>
      <text:p text:style-name="P23"><text:span text:style-name="T36">i</text:span>UML-B.</text:p>
      <text:p text:style-name="P16"/>
      <text:h text:style-name="Heading_20_1" text:outline-level="1">Others <text:span text:style-name="T23">Technologies:</text:span></text:h>
      <text:p text:style-name="P32">Xtext -<text:span text:style-name="T37">based editor</text:span></text:p>
      <text:p text:style-name="P31"/>
      <text:p text:style-name="P31">Codin development.</text:p>
      <text:p text:style-name="P22"/>
      <text:p text:style-name="P22">ProB <text:span text:style-name="T37">model checker.</text:span></text:p>
      <text:p text:style-name="P16"/>
      <text:p text:style-name="P20">Camille <text:span text:style-name="T38">development.</text:span></text:p>
      <text:p text:style-name="P16"/>
      <text:p text:style-name="P17">Code Generation.</text:p>
      <text:p text:style-name="P17"/>
      <text:p text:style-name="P17">Java Development Toolkit.</text:p>
      <text:p text:style-name="P17"/>
      <text:p text:style-name="P17">C Development Toolk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4-09-15T10:44:48.536544610</meta:creation-date>
    <dc:date>2014-09-16T16:41:40.429420874</dc:date>
    <dc:creator>andy </dc:creator>
    <meta:editing-duration>P1DT4H1M30S</meta:editing-duration>
    <meta:editing-cycles>60</meta:editing-cycles>
    <meta:generator>LibreOffice/4.1.3.2$Linux_X86_64 LibreOffice_project/410m0$Build-2</meta:generator>
    <meta:document-statistic meta:table-count="0" meta:image-count="0" meta:object-count="0" meta:page-count="2" meta:paragraph-count="56" meta:word-count="214" meta:character-count="1723" meta:non-whitespace-character-count="1553"/>
  </office:meta>
</office:document-meta>
</file>